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0b4141" officeooo:paragraph-rsid="000b4141"/>
    </style:style>
    <style:style style:name="P2" style:family="paragraph" style:parent-style-name="Standard">
      <style:text-properties officeooo:rsid="000ce855" officeooo:paragraph-rsid="000ce855"/>
    </style:style>
    <style:style style:name="P3" style:family="paragraph" style:parent-style-name="Standard">
      <style:text-properties fo:font-weight="bold" officeooo:rsid="000ce855" officeooo:paragraph-rsid="000ce855" style:font-weight-asian="bold" style:font-weight-complex="bold"/>
    </style:style>
    <style:style style:name="P4" style:family="paragraph" style:parent-style-name="Standard">
      <style:text-properties officeooo:rsid="000decf7" officeooo:paragraph-rsid="000decf7"/>
    </style:style>
    <style:style style:name="P5" style:family="paragraph" style:parent-style-name="Preformatted_20_Text">
      <style:text-properties officeooo:rsid="000b4141" officeooo:paragraph-rsid="000b4141"/>
    </style:style>
    <style:style style:name="P6" style:family="paragraph" style:parent-style-name="Standard">
      <style:text-properties officeooo:rsid="000b4141" officeooo:paragraph-rsid="000b4141"/>
    </style:style>
    <style:style style:name="P7" style:family="paragraph" style:parent-style-name="Standard">
      <style:text-properties officeooo:rsid="000ee5f4" officeooo:paragraph-rsid="000ee5f4"/>
    </style:style>
    <style:style style:name="T1" style:family="text">
      <style:text-properties fo:font-variant="normal" fo:text-transform="none" style:font-name="inherit" fo:font-style="normal" fo:font-weight="normal" fo:background-color="transparent" loext:char-shading-value="0" loext:padding="0in" loext:border="none"/>
    </style:style>
    <style:style style:name="T2" style:family="text">
      <style:text-properties officeooo:rsid="000f1e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UILTINS:</text:p>
      <text:p text:style-name="P1">echo:<text:line-break/><text:a xlink:type="simple" xlink:href="https://www.man7.org/linux/man-pages/man1/echo.1.html" text:style-name="Internet_20_link" text:visited-style-name="Visited_20_Internet_20_Link">https://www.man7.org/linux/man-pages/man1/echo.1.html</text:a></text:p>
      <text:p text:style-name="P1">cd:</text:p>
      <text:p text:style-name="P1"><text:a xlink:type="simple" xlink:href="https://man7.org/linux/man-pages/man1/cd.1p.html" text:style-name="Internet_20_link" text:visited-style-name="Visited_20_Internet_20_Link">https://man7.org/linux/man-pages/man1/cd.1p.html</text:a></text:p>
      <text:p text:style-name="P1">pwd:</text:p>
      <text:p text:style-name="P1"><text:a xlink:type="simple" xlink:href="https://man7.org/linux/man-pages/man1/pwd.1.html" text:style-name="Internet_20_link" text:visited-style-name="Visited_20_Internet_20_Link">https://man7.org/linux/man-pages/man1/pwd.1.html</text:a></text:p>
      <text:p text:style-name="P1">export:</text:p>
      <text:p text:style-name="P1"><text:a xlink:type="simple" xlink:href="https://www.man7.org/linux/man-pages/man1/export.1p.html" text:style-name="Internet_20_link" text:visited-style-name="Visited_20_Internet_20_Link">https://www.man7.org/linux/man-pages/man1/export.1p.html</text:a></text:p>
      <text:p text:style-name="P1">unset:</text:p>
      <text:p text:style-name="P1"><text:a xlink:type="simple" xlink:href="https://man7.org/linux/man-pages/man1/unset.1p.html" text:style-name="Internet_20_link" text:visited-style-name="Visited_20_Internet_20_Link">https://man7.org/linux/man-pages/man1/unset.1p.html</text:a></text:p>
      <text:p text:style-name="P1">env:</text:p>
      <text:p text:style-name="P1"><text:a xlink:type="simple" xlink:href="https://man7.org/linux/man-pages/man1/env.1.html" text:style-name="Internet_20_link" text:visited-style-name="Visited_20_Internet_20_Link">https://man7.org/linux/man-pages/man1/env.1.html</text:a></text:p>
      <text:p text:style-name="P1">exit:</text:p>
      <text:p text:style-name="P1"><text:a xlink:type="simple" xlink:href="https://man7.org/linux/man-pages/man1/exit.1p.html" text:style-name="Internet_20_link" text:visited-style-name="Visited_20_Internet_20_Link">https://man7.org/linux/man-pages/man1/exit.1p.html</text:a></text:p>
      <text:p text:style-name="P1"/>
      <text:p text:style-name="P1"/>
      <text:p text:style-name="P3">FUNCTIONS:</text:p>
      <text:p text:style-name="P1">readline:</text:p>
      <text:p text:style-name="P1"><text:a xlink:type="simple" xlink:href="https://www.man7.org/linux/man-pages/man3/readline.3.html" text:style-name="Internet_20_link" text:visited-style-name="Visited_20_Internet_20_Link">https://www.man7.org/linux/man-pages/man3/readline.3.html</text:a></text:p>
      <text:p text:style-name="P5"><text:span text:style-name="Source_20_Text"><text:span text:style-name="T1">sudo apt install libreadline-dev</text:span></text:span></text:p>
      <text:p text:style-name="P7">gcc … -lreadline</text:p>
      <text:p text:style-name="P7">/<text:span text:style-name="T2">001 /002 escape escape characters to have working history</text:span></text:p>
      <text:p text:style-name="P1"/>
      <text:p text:style-name="P1">rl_clear_history, rl_on_new_line, rl_replace_line, rl_redisplay:</text:p>
      <text:p text:style-name="P1"><text:a xlink:type="simple" xlink:href="https://tiswww.case.edu/php/chet/readline/readline.html" text:style-name="Internet_20_link" text:visited-style-name="Visited_20_Internet_20_Link">https://tiswww.case.edu/php/chet/readline/readline.html</text:a></text:p>
      <text:p text:style-name="P1"/>
      <text:p text:style-name="P1">add_history:</text:p>
      <text:p text:style-name="P1"><text:a xlink:type="simple" xlink:href="https://www.man7.org/linux/man-pages/man3/history.3.html" text:style-name="Internet_20_link" text:visited-style-name="Visited_20_Internet_20_Link">https://www.man7.org/linux/man-pages/man3/history.3.html</text:a></text:p>
      <text:p text:style-name="P1"/>
      <text:p text:style-name="P1">printf:</text:p>
      <text:p text:style-name="P1"><text:a xlink:type="simple" xlink:href="https://www.man7.org/linux/man-pages/man3/printf.3.html" text:style-name="Internet_20_link" text:visited-style-name="Visited_20_Internet_20_Link">https://www.man7.org/linux/man-pages/man3/printf.3.html</text:a></text:p>
      <text:p text:style-name="P1"/>
      <text:p text:style-name="P1">malloc, free:</text:p>
      <text:p text:style-name="P1"><text:a xlink:type="simple" xlink:href="https://www.man7.org/linux/man-pages/man3/malloc.3.html" text:style-name="Internet_20_link" text:visited-style-name="Visited_20_Internet_20_Link">https://www.man7.org/linux/man-pages/man3/malloc.3.html</text:a></text:p>
      <text:p text:style-name="P1"/>
      <text:p text:style-name="P1">write:</text:p>
      <text:p text:style-name="P1"><text:a xlink:type="simple" xlink:href="https://linux.die.net/man/3/write" text:style-name="Internet_20_link" text:visited-style-name="Visited_20_Internet_20_Link">https://linux.die.net/man/3/write</text:a></text:p>
      <text:p text:style-name="P1"><text:a xlink:type="simple" xlink:href="https://www.man7.org/linux/man-pages/man3/write.3p.html" text:style-name="Internet_20_link" text:visited-style-name="Visited_20_Internet_20_Link">https://www.man7.org/linux/man-pages/man3/write.3p.html</text:a></text:p>
      <text:p text:style-name="P1"/>
      <text:p text:style-name="P1">access:</text:p>
      <text:p text:style-name="P1"><text:a xlink:type="simple" xlink:href="https://www.man7.org/linux/man-pages/man3/access.3p.html" text:style-name="Internet_20_link" text:visited-style-name="Visited_20_Internet_20_Link">https://www.man7.org/linux/man-pages/man3/access.3p.html</text:a></text:p>
      <text:p text:style-name="P1"/>
      <text:p text:style-name="P1">open:</text:p>
      <text:p text:style-name="P1"><text:a xlink:type="simple" xlink:href="https://linux.die.net/man/3/open" text:style-name="Internet_20_link" text:visited-style-name="Visited_20_Internet_20_Link">https://linux.die.net/man/3/open</text:a></text:p>
      <text:p text:style-name="P1"/>
      <text:p text:style-name="P1">read:</text:p>
      <text:p text:style-name="P1"><text:a xlink:type="simple" xlink:href="https://linux.die.net/man/3/read" text:style-name="Internet_20_link" text:visited-style-name="Visited_20_Internet_20_Link">https://linux.die.net/man/3/read</text:a></text:p>
      <text:p text:style-name="P1"/>
      <text:p text:style-name="P1">close:</text:p>
      <text:p text:style-name="P1"><text:a xlink:type="simple" xlink:href="https://man7.org/linux/man-pages/man3/close.3p.html" text:style-name="Internet_20_link" text:visited-style-name="Visited_20_Internet_20_Link">https://man7.org/linux/man-pages/man3/close.3p.html</text:a></text:p>
      <text:p text:style-name="P1"/>
      <text:p text:style-name="P2"><text:soft-page-break/>fork</text:p>
      <text:p text:style-name="P2"><text:a xlink:type="simple" xlink:href="https://linux.die.net/man/3/fork" text:style-name="Internet_20_link" text:visited-style-name="Visited_20_Internet_20_Link">https://linux.die.net/man/3/fork</text:a></text:p>
      <text:p text:style-name="P2"/>
      <text:p text:style-name="P2">wait:</text:p>
      <text:p text:style-name="P2"><text:a xlink:type="simple" xlink:href="https://linux.die.net/man/3/wait" text:style-name="Internet_20_link" text:visited-style-name="Visited_20_Internet_20_Link">https://linux.die.net/man/3/wait</text:a></text:p>
      <text:p text:style-name="P2"/>
      <text:p text:style-name="P2">waitpid:</text:p>
      <text:p text:style-name="P2"><text:a xlink:type="simple" xlink:href="https://linux.die.net/man/3/waitpid" text:style-name="Internet_20_link" text:visited-style-name="Visited_20_Internet_20_Link">https://linux.die.net/man/3/waitpid</text:a></text:p>
      <text:p text:style-name="P2"/>
      <text:p text:style-name="P2">wait3, wait4:</text:p>
      <text:p text:style-name="P2"><text:a xlink:type="simple" xlink:href="https://linux.die.net/man/2/wait3" text:style-name="Internet_20_link" text:visited-style-name="Visited_20_Internet_20_Link">https://linux.die.net/man/2/wait3</text:a></text:p>
      <text:p text:style-name="P2"/>
      <text:p text:style-name="P2">signal:</text:p>
      <text:p text:style-name="P2"><text:a xlink:type="simple" xlink:href="https://www.man7.org/linux/man-pages/man3/signal.3p.html" text:style-name="Internet_20_link" text:visited-style-name="Visited_20_Internet_20_Link">https://www.man7.org/linux/man-pages/man3/signal.3p.html</text:a></text:p>
      <text:p text:style-name="P2"/>
      <text:p text:style-name="P2">sigaction:</text:p>
      <text:p text:style-name="P2"><text:a xlink:type="simple" xlink:href="https://www.man7.org/linux/man-pages/man3/sigaction.3p.html" text:style-name="Internet_20_link" text:visited-style-name="Visited_20_Internet_20_Link">https://www.man7.org/linux/man-pages/man3/sigaction.3p.html</text:a></text:p>
      <text:p text:style-name="P2"/>
      <text:p text:style-name="P2">sigemptyset:</text:p>
      <text:p text:style-name="P2"><text:a xlink:type="simple" xlink:href="https://www.man7.org/linux/man-pages/man3/sigemptyset.3p.html" text:style-name="Internet_20_link" text:visited-style-name="Visited_20_Internet_20_Link">https://www.man7.org/linux/man-pages/man3/sigemptyset.3p.html</text:a></text:p>
      <text:p text:style-name="P2"/>
      <text:p text:style-name="P2">sigaddset:</text:p>
      <text:p text:style-name="P2"><text:a xlink:type="simple" xlink:href="https://www.man7.org/linux/man-pages/man3/sigaddset.3p.html" text:style-name="Internet_20_link" text:visited-style-name="Visited_20_Internet_20_Link">https://www.man7.org/linux/man-pages/man3/sigaddset.3p.html</text:a></text:p>
      <text:p text:style-name="P2"/>
      <text:p text:style-name="P2">kill:</text:p>
      <text:p text:style-name="P2"><text:a xlink:type="simple" xlink:href="https://linux.die.net/man/3/kill" text:style-name="Internet_20_link" text:visited-style-name="Visited_20_Internet_20_Link">https://linux.die.net/man/3/kill</text:a></text:p>
      <text:p text:style-name="P2"/>
      <text:p text:style-name="P2">exit:</text:p>
      <text:p text:style-name="P2"><text:a xlink:type="simple" xlink:href="https://www.man7.org/linux/man-pages/man3/exit.3.html" text:style-name="Internet_20_link" text:visited-style-name="Visited_20_Internet_20_Link">https://www.man7.org/linux/man-pages/man3/exit.3.html</text:a></text:p>
      <text:p text:style-name="P2"/>
      <text:p text:style-name="P2">getcwd:</text:p>
      <text:p text:style-name="P2"><text:a xlink:type="simple" xlink:href="https://www.man7.org/linux/man-pages/man3/getcwd.3.html" text:style-name="Internet_20_link" text:visited-style-name="Visited_20_Internet_20_Link">https://www.man7.org/linux/man-pages/man3/getcwd.3.html</text:a></text:p>
      <text:p text:style-name="P2"/>
      <text:p text:style-name="P2">chdir:</text:p>
      <text:p text:style-name="P2"><text:a xlink:type="simple" xlink:href="https://linux.die.net/man/3/chdir" text:style-name="Internet_20_link" text:visited-style-name="Visited_20_Internet_20_Link">https://linux.die.net/man/3/chdir</text:a></text:p>
      <text:p text:style-name="P2"/>
      <text:p text:style-name="P2">stat:</text:p>
      <text:p text:style-name="P2"><text:a xlink:type="simple" xlink:href="https://linux.die.net/man/3/stat" text:style-name="Internet_20_link" text:visited-style-name="Visited_20_Internet_20_Link">https://linux.die.net/man/3/stat</text:a></text:p>
      <text:p text:style-name="P2"/>
      <text:p text:style-name="P2">lstat:</text:p>
      <text:p text:style-name="P2"><text:a xlink:type="simple" xlink:href="https://linux.die.net/man/3/lstat" text:style-name="Internet_20_link" text:visited-style-name="Visited_20_Internet_20_Link">https://linux.die.net/man/3/lstat</text:a></text:p>
      <text:p text:style-name="P2"/>
      <text:p text:style-name="P2">fstat:</text:p>
      <text:p text:style-name="P2"><text:a xlink:type="simple" xlink:href="https://www.man7.org/linux/man-pages/man3/fstat.3p.html" text:style-name="Internet_20_link" text:visited-style-name="Visited_20_Internet_20_Link">https://www.man7.org/linux/man-pages/man3/fstat.3p.html</text:a></text:p>
      <text:p text:style-name="P2"/>
      <text:p text:style-name="P2">unlink:</text:p>
      <text:p text:style-name="P2"><text:a xlink:type="simple" xlink:href="https://linux.die.net/man/3/unlink" text:style-name="Internet_20_link" text:visited-style-name="Visited_20_Internet_20_Link">https://linux.die.net/man/3/unlink</text:a></text:p>
      <text:p text:style-name="P2"/>
      <text:p text:style-name="P2">execve:</text:p>
      <text:p text:style-name="P2"><text:a xlink:type="simple" xlink:href="https://www.man7.org/linux/man-pages/man2/execve.2.html" text:style-name="Internet_20_link" text:visited-style-name="Visited_20_Internet_20_Link">https://www.man7.org/linux/man-pages/man2/execve.2.html</text:a></text:p>
      <text:p text:style-name="P2"/>
      <text:p text:style-name="P2">dup, dup2:</text:p>
      <text:p text:style-name="P2"><text:soft-page-break/><text:a xlink:type="simple" xlink:href="https://www.man7.org/linux/man-pages/man3/dup.3p.html" text:style-name="Internet_20_link" text:visited-style-name="Visited_20_Internet_20_Link">https://www.man7.org/linux/man-pages/man3/dup.3p.html</text:a></text:p>
      <text:p text:style-name="P2"/>
      <text:p text:style-name="P2"/>
      <text:p text:style-name="P2">pipe:</text:p>
      <text:p text:style-name="P2"><text:a xlink:type="simple" xlink:href="https://www.man7.org/linux/man-pages/man3/pipe.3p.html" text:style-name="Internet_20_link" text:visited-style-name="Visited_20_Internet_20_Link">https://www.man7.org/linux/man-pages/man3/pipe.3p.html</text:a></text:p>
      <text:p text:style-name="P2"/>
      <text:p text:style-name="P2">opendir:</text:p>
      <text:p text:style-name="P2"><text:a xlink:type="simple" xlink:href="https://www.man7.org/linux/man-pages/man3/opendir.3.html" text:style-name="Internet_20_link" text:visited-style-name="Visited_20_Internet_20_Link">https://www.man7.org/linux/man-pages/man3/opendir.3.html</text:a></text:p>
      <text:p text:style-name="P2"/>
      <text:p text:style-name="P2">readdir:</text:p>
      <text:p text:style-name="P2"><text:a xlink:type="simple" xlink:href="https://www.man7.org/linux/man-pages/man3/readdir.3.html" text:style-name="Internet_20_link" text:visited-style-name="Visited_20_Internet_20_Link">https://www.man7.org/linux/man-pages/man3/readdir.3.html</text:a></text:p>
      <text:p text:style-name="P2"/>
      <text:p text:style-name="P2">closedir:</text:p>
      <text:p text:style-name="P2"><text:a xlink:type="simple" xlink:href="https://www.man7.org/linux/man-pages/man3/closedir.3.html" text:style-name="Internet_20_link" text:visited-style-name="Visited_20_Internet_20_Link">https://www.man7.org/linux/man-pages/man3/closedir.3.html</text:a></text:p>
      <text:p text:style-name="P2"/>
      <text:p text:style-name="P2">strerror:</text:p>
      <text:p text:style-name="P2"><text:a xlink:type="simple" xlink:href="https://www.man7.org/linux/man-pages/man3/strerror.3.html" text:style-name="Internet_20_link" text:visited-style-name="Visited_20_Internet_20_Link">https://www.man7.org/linux/man-pages/man3/strerror.3.html</text:a></text:p>
      <text:p text:style-name="P2"/>
      <text:p text:style-name="P2">perror:</text:p>
      <text:p text:style-name="P2"><text:a xlink:type="simple" xlink:href="https://www.man7.org/linux/man-pages/man3/perror.3.html" text:style-name="Internet_20_link" text:visited-style-name="Visited_20_Internet_20_Link">https://www.man7.org/linux/man-pages/man3/perror.3.html</text:a></text:p>
      <text:p text:style-name="P2"/>
      <text:p text:style-name="P4">isatty:</text:p>
      <text:p text:style-name="P4"><text:a xlink:type="simple" xlink:href="https://man7.org/linux/man-pages/man3/isatty.3.html" text:style-name="Internet_20_link" text:visited-style-name="Visited_20_Internet_20_Link">https://man7.org/linux/man-pages/man3/isatty.3.html</text:a></text:p>
      <text:p text:style-name="P4"/>
      <text:p text:style-name="P4">ttyname:</text:p>
      <text:p text:style-name="P4"><text:a xlink:type="simple" xlink:href="https://www.man7.org/linux/man-pages/man3/ttyname.3.html" text:style-name="Internet_20_link" text:visited-style-name="Visited_20_Internet_20_Link">https://www.man7.org/linux/man-pages/man3/ttyname.3.html</text:a></text:p>
      <text:p text:style-name="P4"/>
      <text:p text:style-name="P4">ttyslot:</text:p>
      <text:p text:style-name="P4"><text:a xlink:type="simple" xlink:href="https://www.man7.org/linux/man-pages/man3/ttyslot.3.html" text:style-name="Internet_20_link" text:visited-style-name="Visited_20_Internet_20_Link">https://www.man7.org/linux/man-pages/man3/ttyslot.3.html</text:a></text:p>
      <text:p text:style-name="P4"/>
      <text:p text:style-name="P4">ioctl:</text:p>
      <text:p text:style-name="P4"><text:a xlink:type="simple" xlink:href="https://man7.org/linux/man-pages/man2/ioctl.2.html" text:style-name="Internet_20_link" text:visited-style-name="Visited_20_Internet_20_Link">https://man7.org/linux/man-pages/man2/ioctl.2.html</text:a></text:p>
      <text:p text:style-name="P4"/>
      <text:p text:style-name="P4">getenv:</text:p>
      <text:p text:style-name="P4"><text:a xlink:type="simple" xlink:href="https://man7.org/linux/man-pages/man3/getenv.3.html" text:style-name="Internet_20_link" text:visited-style-name="Visited_20_Internet_20_Link">https://man7.org/linux/man-pages/man3/getenv.3.html</text:a></text:p>
      <text:p text:style-name="P4"/>
      <text:p text:style-name="P4">tcsetattr:</text:p>
      <text:p text:style-name="P4"><text:a xlink:type="simple" xlink:href="https://www.man7.org/linux/man-pages/man3/tcsetattr.3p.html" text:style-name="Internet_20_link" text:visited-style-name="Visited_20_Internet_20_Link">https://www.man7.org/linux/man-pages/man3/tcsetattr.3p.html</text:a></text:p>
      <text:p text:style-name="P4"/>
      <text:p text:style-name="P4">tcgetattr:</text:p>
      <text:p text:style-name="P4"><text:a xlink:type="simple" xlink:href="https://www.man7.org/linux/man-pages/man3/tcgetattr.3p.html" text:style-name="Internet_20_link" text:visited-style-name="Visited_20_Internet_20_Link">https://www.man7.org/linux/man-pages/man3/tcgetattr.3p.html</text:a></text:p>
      <text:p text:style-name="P4"/>
      <text:p text:style-name="P4">tgetent, tgetflag, tgetnum, tgetstr, tgoto, tputs:</text:p>
      <text:p text:style-name="P4"><text:a xlink:type="simple" xlink:href="https://linux.die.net/man/3/tgetent" text:style-name="Internet_20_link" text:visited-style-name="Visited_20_Internet_20_Link">https://linux.die.net/man/3/tgetent</text:a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6:05:01.681685101</meta:creation-date>
    <dc:date>2023-07-08T11:37:07.608674540</dc:date>
    <meta:editing-duration>PT40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103" meta:word-count="128" meta:character-count="3024" meta:non-whitespace-character-count="2999"/>
  </office:meta>
</office:document-meta>
</file>